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haris SIL" svg:font-family="Charis SIL"/>
  </office:font-face-decls>
  <office:automatic-styles>
    <style:style style:name="T1" style:family="text">
      <style:text-properties style:font-name="Charis SIL"/>
    </style:style>
    <style:style style:name="T2" style:family="text">
      <style:text-properties style:font-name="Charis SIL" fo:font-size="10pt"/>
    </style:style>
    <style:style style:name="T3" style:family="text">
      <style:text-properties fo:color="#000000" style:font-name="Charis SIL" fo:font-size="10pt" fo:language="en" fo:country="AU" fo:font-weight="normal"/>
    </style:style>
    <style:style style:name="Sect1" style:family="section"/>
    <style:style style:name="Table1.row20" style:family="table-row">
      <style:table-row-properties style:min-row-height="0.2500in"/>
    </style:style>
    <style:style style:name="Table1.row21" style:family="table-row">
      <style:table-row-properties style:min-row-height="0.2500in"/>
    </style:style>
    <style:style style:name="Table1.row22" style:family="table-row">
      <style:table-row-properties style:min-row-height="0.2500in"/>
    </style:style>
    <style:style style:name="Table1.row23" style:family="table-row">
      <style:table-row-properties style:min-row-height="0.2500in"/>
    </style:style>
    <style:style style:name="Table1.row24" style:family="table-row">
      <style:table-row-properties style:min-row-height="0.2500in"/>
    </style:style>
    <style:style style:name="Table1.row25" style:family="table-row">
      <style:table-row-properties style:min-row-height="0.2500in"/>
    </style:style>
    <style:style style:name="Table1.row26" style:family="table-row">
      <style:table-row-properties style:min-row-height="0.2500in"/>
    </style:style>
    <style:style style:name="Table1.row27" style:family="table-row">
      <style:table-row-properties style:min-row-height="0.2500in"/>
    </style:style>
    <style:style style:name="Table1.row28" style:family="table-row">
      <style:table-row-properties style:min-row-height="0.1875in"/>
    </style:style>
    <style:style style:name="Table1.row29" style:family="table-row">
      <style:table-row-properties style:min-row-height="0.1875in"/>
    </style:style>
    <style:style style:name="Table1.row3" style:family="table-row">
      <style:table-row-properties style:min-row-height="0.2500in"/>
    </style:style>
    <style:style style:name="Table1.row6" style:family="table-row">
      <style:table-row-properties style:min-row-height="0.2500in"/>
    </style:style>
    <style:style style:name="Table1.row1" style:family="table-row">
      <style:table-row-properties style:min-row-height="0.3125in"/>
    </style:style>
    <style:style style:name="Table1.row2" style:family="table-row">
      <style:table-row-properties style:min-row-height="0.2500in"/>
    </style:style>
    <style:style style:name="Table1.row30" style:family="table-row">
      <style:table-row-properties style:min-row-height="0.2500in"/>
    </style:style>
    <style:style style:name="Table1.row4" style:family="table-row">
      <style:table-row-properties style:min-row-height="0.3125in"/>
    </style:style>
    <style:style style:name="Table1.row5" style:family="table-row">
      <style:table-row-properties style:min-row-height="0.2500in"/>
    </style:style>
    <style:style style:name="Table1.row10" style:family="table-row">
      <style:table-row-properties style:min-row-height="0.2500in"/>
    </style:style>
    <style:style style:name="Table1.row11" style:family="table-row">
      <style:table-row-properties style:min-row-height="0.2500in"/>
    </style:style>
    <style:style style:name="Table1.row12" style:family="table-row">
      <style:table-row-properties style:min-row-height="0.2500in"/>
    </style:style>
    <style:style style:name="Table1.row13" style:family="table-row">
      <style:table-row-properties style:min-row-height="0.2500in"/>
    </style:style>
    <style:style style:name="Table1.row14" style:family="table-row">
      <style:table-row-properties style:min-row-height="0.2500in"/>
    </style:style>
    <style:style style:name="Table1.row15" style:family="table-row">
      <style:table-row-properties style:min-row-height="0.2500in"/>
    </style:style>
    <style:style style:name="Table1.row16" style:family="table-row">
      <style:table-row-properties style:min-row-height="0.2500in"/>
    </style:style>
    <style:style style:name="Table1.row17" style:family="table-row">
      <style:table-row-properties style:min-row-height="0.2500in"/>
    </style:style>
    <style:style style:name="Table1.row18" style:family="table-row">
      <style:table-row-properties style:min-row-height="0.2500in"/>
    </style:style>
    <style:style style:name="Table1.row19" style:family="table-row">
      <style:table-row-properties style:min-row-height="0.2500in"/>
    </style:style>
    <style:style style:name="Table1.row7" style:family="table-row">
      <style:table-row-properties style:min-row-height="0.2500in"/>
    </style:style>
    <style:style style:name="Table1.row8" style:family="table-row">
      <style:table-row-properties style:min-row-height="0.2500in"/>
    </style:style>
    <style:style style:name="Table1.row9" style:family="table-row">
      <style:table-row-properties style:min-row-height="0.2500in"/>
    </style:style>
    <style:style style:name="Table1_col2_row1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9" style:family="table-cell">
      <style:table-cell-properties fo:border-left="0.72pt solid #000000" fo:border-right="0.72pt solid #000000" fo:border-top="0.72pt solid #000000" fo:border-bottom="0.72pt solid #000000"/>
    </style:style>
    <style:page-layout style:name="PLayout2">
      <style:page-layout-properties fo:margin-top="1.270000cm" fo:margin-bottom="1.270000cm" fo:margin-left="1.0000in" fo:margin-right="1.0000in"/>
    </style:page-layout>
    <style:page-layout style:name="Standard">
      <style:page-layout-properties fo:margin-top="1.270000cm" fo:margin-bottom="1.270000cm" fo:margin-left="1.0000in" fo:margin-right="1.0000in"/>
    </style:page-layout>
  </office:automatic-styles>
  <office:body>
    <office:text>
      <text:section text:style-name="Sect1" text:name="Section1">
        <table:table table:name="Table1">
          <table:table-column/>
          <table:table-column/>
          <table:table-row table:style-name="Table1.row1">
            <table:table-cell table:style-name="Table1_col1_row1">
              <text:p text:style-name="Normal"><text:span text:style-name="T1">OBUTO AT</text:span><text:span text:style-name="T1">Ɔ</text:span></text:p>
            </table:table-cell>
            <table:table-cell table:style-name="Table1_col2_row1">
              <text:p text:style-name="Normal"/>
            </table:table-cell>
          </table:table-row>
          <table:table-row table:style-name="Table1.row2">
            <table:table-cell table:style-name="Table1_col1_row2">
              <text:p text:style-name="Normal"><text:span text:style-name="T2">Mpa</text:span></text:p>
            </table:table-cell>
            <table:table-cell table:style-name="Table1_col2_row2">
              <text:p text:style-name="Normal"/>
            </table:table-cell>
          </table:table-row>
          <table:table-row table:style-name="Table1.row3">
            <table:table-cell table:style-name="Table1_col1_row3">
              <text:p text:style-name="Normal"><text:span text:style-name="T2">Ɔklan</text:span></text:p>
            </table:table-cell>
            <table:table-cell table:style-name="Table1_col2_row3">
              <text:p text:style-name="Normal"/>
            </table:table-cell>
          </table:table-row>
          <table:table-row table:style-name="Table1.row4">
            <table:table-cell table:style-name="Table1_col1_row4">
              <text:p text:style-name="Normal"><text:span text:style-name="T2">Mpasʋtati</text:span></text:p>
            </table:table-cell>
            <table:table-cell table:style-name="Table1_col2_row4">
              <text:p text:style-name="Normal"/>
            </table:table-cell>
          </table:table-row>
          <table:table-row table:style-name="Table1.row5">
            <table:table-cell table:style-name="Table1_col1_row5">
              <text:p text:style-name="Normal"><text:span text:style-name="T3">Kuntu</text:span></text:p>
            </table:table-cell>
            <table:table-cell table:style-name="Table1_col2_row5">
              <text:p text:style-name="Normal"/>
            </table:table-cell>
          </table:table-row>
          <table:table-row table:style-name="Table1.row6">
            <table:table-cell table:style-name="Table1_col1_row6">
              <text:p text:style-name="Normal"><text:span text:style-name="T2">sumuyɛ</text:span></text:p>
            </table:table-cell>
            <table:table-cell table:style-name="Table1_col2_row6">
              <text:p text:style-name="Normal"/>
            </table:table-cell>
          </table:table-row>
          <table:table-row table:style-name="Table1.row7">
            <table:table-cell table:style-name="Table1_col1_row7">
              <text:p text:style-name="Normal"><text:span text:style-name="T2">Beeli</text:span></text:p>
            </table:table-cell>
            <table:table-cell table:style-name="Table1_col2_row7">
              <text:p text:style-name="Normal"/>
            </table:table-cell>
          </table:table-row>
          <table:table-row table:style-name="Table1.row8">
            <table:table-cell table:style-name="Table1_col1_row8">
              <text:p text:style-name="Normal"><text:span text:style-name="T2">Tsatsa</text:span></text:p>
            </table:table-cell>
            <table:table-cell table:style-name="Table1_col2_row8">
              <text:p text:style-name="Normal"/>
            </table:table-cell>
          </table:table-row>
          <table:table-row table:style-name="Table1.row9">
            <table:table-cell table:style-name="Table1_col1_row9">
              <text:p text:style-name="Normal"><text:span text:style-name="T2">Mbia</text:span></text:p>
            </table:table-cell>
            <table:table-cell table:style-name="Table1_col2_row9">
              <text:p text:style-name="Normal"/>
            </table:table-cell>
          </table:table-row>
          <table:table-row table:style-name="Table1.row10">
            <table:table-cell table:style-name="Table1_col1_row10">
              <text:p text:style-name="Normal"><text:span text:style-name="T2">Ɔpʋnʋ</text:span></text:p>
            </table:table-cell>
            <table:table-cell table:style-name="Table1_col2_row10">
              <text:p text:style-name="Normal"/>
            </table:table-cell>
          </table:table-row>
          <table:table-row table:style-name="Table1.row11">
            <table:table-cell table:style-name="Table1_col1_row11">
              <text:p text:style-name="Normal"><text:span text:style-name="T2">Ahʋhwɛ</text:span></text:p>
            </table:table-cell>
            <table:table-cell table:style-name="Table1_col2_row11">
              <text:p text:style-name="Normal"/>
            </table:table-cell>
          </table:table-row>
          <table:table-row table:style-name="Table1.row12">
            <table:table-cell table:style-name="Table1_col1_row12">
              <text:p text:style-name="Normal"><text:span text:style-name="T2">Ofobi blanwɛ</text:span></text:p>
            </table:table-cell>
            <table:table-cell table:style-name="Table1_col2_row12">
              <text:p text:style-name="Normal"/>
            </table:table-cell>
          </table:table-row>
          <table:table-row table:style-name="Table1.row13">
            <table:table-cell table:style-name="Table1_col1_row13">
              <text:p text:style-name="Normal"><text:span text:style-name="T2">Ofobi otuntu</text:span></text:p>
            </table:table-cell>
            <table:table-cell table:style-name="Table1_col2_row13">
              <text:p text:style-name="Normal"/>
            </table:table-cell>
          </table:table-row>
          <table:table-row table:style-name="Table1.row14">
            <table:table-cell table:style-name="Table1_col1_row14">
              <text:p text:style-name="Normal"><text:span text:style-name="T2">Ofunya</text:span></text:p>
            </table:table-cell>
            <table:table-cell table:style-name="Table1_col2_row14">
              <text:p text:style-name="Normal"/>
            </table:table-cell>
          </table:table-row>
          <table:table-row table:style-name="Table1.row15">
            <table:table-cell table:style-name="Table1_col1_row15">
              <text:p text:style-name="Normal"><text:span text:style-name="T2">Daka</text:span></text:p>
            </table:table-cell>
            <table:table-cell table:style-name="Table1_col2_row15">
              <text:p text:style-name="Normal"/>
            </table:table-cell>
          </table:table-row>
          <table:table-row table:style-name="Table1.row16">
            <table:table-cell table:style-name="Table1_col1_row16">
              <text:p text:style-name="Normal"><text:span text:style-name="T2">Bɔndɔ/Mondo</text:span></text:p>
            </table:table-cell>
            <table:table-cell table:style-name="Table1_col2_row16">
              <text:p text:style-name="Normal"/>
            </table:table-cell>
          </table:table-row>
          <table:table-row table:style-name="Table1.row17">
            <table:table-cell table:style-name="Table1_col1_row17">
              <text:p text:style-name="Normal"><text:span text:style-name="T2">Ɔkandɩɛ</text:span></text:p>
            </table:table-cell>
            <table:table-cell table:style-name="Table1_col2_row17">
              <text:p text:style-name="Normal"/>
            </table:table-cell>
          </table:table-row>
          <table:table-row table:style-name="Table1.row18">
            <table:table-cell table:style-name="Table1_col1_row18">
              <text:p text:style-name="Normal"><text:span text:style-name="T2">Patesan</text:span></text:p>
            </table:table-cell>
            <table:table-cell table:style-name="Table1_col2_row18">
              <text:p text:style-name="Normal"/>
            </table:table-cell>
          </table:table-row>
          <table:table-row table:style-name="Table1.row19">
            <table:table-cell table:style-name="Table1_col1_row19">
              <text:p text:style-name="Normal"><text:span text:style-name="T2">Wɔɔtsi</text:span></text:p>
            </table:table-cell>
            <table:table-cell table:style-name="Table1_col2_row19">
              <text:p text:style-name="Normal"/>
            </table:table-cell>
          </table:table-row>
          <table:table-row table:style-name="Table1.row20">
            <table:table-cell table:style-name="Table1_col1_row20">
              <text:p text:style-name="Normal"><text:span text:style-name="T2">Ɔkwaɩ</text:span></text:p>
            </table:table-cell>
            <table:table-cell table:style-name="Table1_col2_row20">
              <text:p text:style-name="Normal"/>
            </table:table-cell>
          </table:table-row>
          <table:table-row table:style-name="Table1.row21">
            <table:table-cell table:style-name="Table1_col1_row21">
              <text:p text:style-name="Normal"><text:span text:style-name="T2">krʋba</text:span></text:p>
            </table:table-cell>
            <table:table-cell table:style-name="Table1_col2_row21">
              <text:p text:style-name="Normal"/>
            </table:table-cell>
          </table:table-row>
          <table:table-row table:style-name="Table1.row22">
            <table:table-cell table:style-name="Table1_col1_row22">
              <text:p text:style-name="Normal"><text:span text:style-name="T2">Ɔkwaɩ-otuntu</text:span></text:p>
            </table:table-cell>
            <table:table-cell table:style-name="Table1_col2_row22">
              <text:p text:style-name="Normal"/>
            </table:table-cell>
          </table:table-row>
          <table:table-row table:style-name="Table1.row23">
            <table:table-cell table:style-name="Table1_col1_row23">
              <text:p text:style-name="Normal"><text:span text:style-name="T2">Ɔsapɔ</text:span></text:p>
            </table:table-cell>
            <table:table-cell table:style-name="Table1_col2_row23">
              <text:p text:style-name="Normal"/>
            </table:table-cell>
          </table:table-row>
          <table:table-row table:style-name="Table1.row24">
            <table:table-cell table:style-name="Table1_col1_row24">
              <text:p text:style-name="Normal"><text:span text:style-name="T2">Ɔkwaɩ</text:span></text:p>
            </table:table-cell>
            <table:table-cell table:style-name="Table1_col2_row24">
              <text:p text:style-name="Normal"/>
            </table:table-cell>
          </table:table-row>
          <table:table-row table:style-name="Table1.row25">
            <table:table-cell table:style-name="Table1_col1_row25">
              <text:p text:style-name="Normal"><text:span text:style-name="T2">Ɔsan</text:span></text:p>
            </table:table-cell>
            <table:table-cell table:style-name="Table1_col2_row25">
              <text:p text:style-name="Normal"/>
            </table:table-cell>
          </table:table-row>
          <table:table-row table:style-name="Table1.row26">
            <table:table-cell table:style-name="Table1_col1_row26">
              <text:p text:style-name="Normal"><text:span text:style-name="T2">Atadɩɛ</text:span></text:p>
            </table:table-cell>
            <table:table-cell table:style-name="Table1_col2_row26">
              <text:p text:style-name="Normal"/>
            </table:table-cell>
          </table:table-row>
          <table:table-row table:style-name="Table1.row27">
            <table:table-cell table:style-name="Table1_col1_row27">
              <text:p text:style-name="Normal"><text:span text:style-name="T2">/</text:span><text:span text:style-name="T3">Agbeta</text:span><text:span text:style-name="T2">Tsakoto</text:span></text:p>
            </table:table-cell>
            <table:table-cell table:style-name="Table1_col2_row27">
              <text:p text:style-name="Normal"/>
            </table:table-cell>
          </table:table-row>
          <table:table-row table:style-name="Table1.row28">
            <table:table-cell table:style-name="Table1_col1_row28">
              <text:p text:style-name="Normal"/>
            </table:table-cell>
            <table:table-cell table:style-name="Table1_col2_row28">
              <text:p text:style-name="Normal"/>
            </table:table-cell>
          </table:table-row>
          <table:table-row table:style-name="Table1.row29">
            <table:table-cell table:style-name="Table1_col1_row29">
              <text:p text:style-name="Normal"/>
            </table:table-cell>
            <table:table-cell table:style-name="Table1_col2_row29">
              <text:p text:style-name="Normal"/>
            </table:table-cell>
          </table:table-row>
          <table:table-row table:style-name="Table1.row30">
            <table:table-cell table:style-name="Table1_col1_row30">
              <text:p text:style-name="Normal"/>
            </table:table-cell>
            <table:table-cell table:style-name="Table1_col2_row30">
              <text:p text:style-name="Normal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name="Reference" style:family="text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8.267717in" fo:page-height="11.692913in" style:print-orientation="portrait" fo:margin-top="1.270000cm" fo:margin-bottom="1.270000cm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</office:meta>
</office:document-meta>
</file>